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ffcc00"/>
    </style:style>
    <style:style style:name="P2" style:family="paragraph" style:parent-style-name="Standard">
      <style:text-properties fo:background-color="#66ccff"/>
    </style:style>
    <style:style style:name="P3" style:family="paragraph" style:parent-style-name="Standard">
      <style:text-properties fo:background-color="#99ff66"/>
    </style:style>
    <style:style style:name="P4" style:family="paragraph" style:parent-style-name="Standard">
      <style:text-properties fo:background-color="#cc66ff"/>
    </style:style>
    <style:style style:name="P5" style:family="paragraph" style:parent-style-name="Standard">
      <style:text-properties fo:background-color="#66ff99"/>
    </style:style>
    <style:style style:name="P6" style:family="paragraph" style:parent-style-name="Standard">
      <style:text-properties fo:background-color="#ff666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background-color="#ff6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GENRAL VALIDATION ON BACKEND</text:p>
      <text:p text:style-name="Standard">MOBILE / RESPONSIVE</text:p>
      <text:p text:style-name="Standard">ADMIN PAGE ORGANIZATION</text:p>
      <text:p text:style-name="Standard">ROOMASS FUNCTIONALITY</text:p>
      <text:p text:style-name="P2"/>
      <text:p text:style-name="P2"/>
      <text:p text:style-name="P2"/>
      <text:p text:style-name="P5">222222222222222222222222222222222</text:p>
      <text:p text:style-name="Standard"><text:span text:style-name="T2">Emails don't work, just print to console atm.</text:span> There is a link to fleshing this out on part 8.</text:p>
      <text:p text:style-name="Standard"/>
      <text:p text:style-name="P5">33333333333333333333333333333333</text:p>
      <text:p text:style-name="P2">When editing availabilities, no date can be submitted – though nothing happens so not a huge deal</text:p>
      <text:p text:style-name="P1">Work on edit buttons for My Room</text:p>
      <text:p text:style-name="P1"><text:tab/>DELETE and EDIT need to deal with <text:span text:style-name="T1">reservations they disrupt</text:span>?</text:p>
      <text:p text:style-name="P1"><text:tab/><text:tab/>Delete them?</text:p>
      <text:p text:style-name="P1"><text:tab/><text:tab/>send notifications?</text:p>
      <text:p text:style-name="P1"><text:tab/><text:tab/>Find and book suitable replacement automatically?</text:p>
      <text:p text:style-name="P1"><text:tab/><text:tab/>Or just punt it to Room Assigner via email?</text:p>
      <text:p text:style-name="P1"/>
      <text:p text:style-name="P1">If the new range cuts into the booked range:</text:p>
      <text:p text:style-name="P1"><text:tab/>try to find another room that will work for disrupted days</text:p>
      <text:p text:style-name="P1"><text:tab/>book it if it's found</text:p>
      <text:p text:style-name="P1"><text:tab/>send emails regardless</text:p>
      <text:p text:style-name="P1"/>
      <text:p text:style-name="P1">So when you edit AVAILABILITY:</text:p>
      <text:p text:style-name="P1"><text:tab/>get booking events in the original window whose edge dates have been passed by new window</text:p>
      <text:p text:style-name="P1"><text:tab/>for those booking events</text:p>
      <text:p text:style-name="P1"><text:tab/><text:tab/>figure start//end</text:p>
      <text:p text:style-name="P1"><text:tab/><text:tab/>find available bookings</text:p>
      <text:p text:style-name="P1"><text:tab/><text:tab/>create booking event (or not)</text:p>
      <text:p text:style-name="P1"><text:tab/><text:tab/>email details to concerned parties</text:p>
      <text:p text:style-name="P3"/>
      <text:p text:style-name="Standard">more precise times?</text:p>
      <text:p text:style-name="Standard">deal with roomless, guestless members</text:p>
      <text:p text:style-name="Standard"/>
      <text:p text:style-name="Standard">Front page-</text:p>
      <text:p text:style-name="Standard"><text:tab/>dynamic sorting by column?</text:p>
      <text:p text:style-name="Standard"><text:tab/>Separate by building?</text:p>
      <text:p text:style-name="Standard"><text:tab/>Single booking button with selection of row?</text:p>
      <text:p text:style-name="Standard">-Is there a way to plug in a date range and find multiple rooms that will satisfy it?</text:p>
      <text:p text:style-name="Standard">-Perhaps limit booking to some number of months ahead, for some number of weeks total.</text:p>
      <text:p text:style-name="Standard">-possible to book room for previous day to noon of today AFTER noon today</text:p>
      <text:p text:style-name="Standard">but allows for people looking after midnight to book a room</text:p>
      <text:p text:style-name="Standard">so not a huge problem</text:p>
      <text:p text:style-name="Standard"/>
      <text:p text:style-name="P6">Regarding the save function of rooms – if a room is assigned a different member, its calendar is replaced and renamed. So if a member moves rooms, any availability dates currently do not move with them.Handle this outside of admin as its own function for roomass? Should be fine...</text:p>
      <text:p text:style-name="Standard"><text:soft-page-break/></text:p>
      <text:p text:style-name="Standard">CREATION OF USERS / PERSONS / CHILDREN needs to be understood and finalized</text:p>
      <text:p text:style-name="Standard">maybe not cleaning home view submisisons? Maybe not needed</text:p>
      <text:p text:style-name="Standard"/>
      <text:p text:style-name="P4">events die? </text:p>
      <text:p text:style-name="Standard"><text:tab/>Run celery worker and scheduler to check</text:p>
      <text:p text:style-name="P2"/>
      <text:p text:style-name="P3"/>
      <text:p text:style-name="P3"/>
      <text:p text:style-name="P3"/>
      <text:p text:style-name="Standard">some sort of logout issue moving between users?</text:p>
      <text:p text:style-name="Standard"><text:tab/>Top right login button → login → leads to logout page</text:p>
      <text:p text:style-name="Standard"><text:tab/>login again link seems to function properly though</text:p>
      <text:p text:style-name="Standard"><text:tab/>Seem to be on the logout page? Maybe just remove link in upper right worse comes to it</text:p>
      <text:p text:style-name="Standard"><text:tab/>is this only an issue logging into different accounts in same browser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6-27T18:22:55.31</dc:date>
    <dc:creator>Trevor Pierson</dc:creator>
    <meta:editing-duration>P7DT19H34M57S</meta:editing-duration>
    <meta:editing-cycles>145</meta:editing-cycles>
    <meta:generator>OpenOffice/4.1.13$Win32 OpenOffice.org_project/4113m1$Build-9810</meta:generator>
    <meta:document-statistic meta:table-count="0" meta:image-count="0" meta:object-count="0" meta:page-count="2" meta:paragraph-count="46" meta:word-count="378" meta:character-count="2236"/>
  </office:meta>
</office:document-meta>
</file>